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/>
    </style:style>
    <style:style style:name="P3" style:family="paragraph" style:parent-style-name="Standard">
      <style:paragraph-properties style:text-autospace="none"/>
    </style:style>
    <style:style style:name="P4" style:family="paragraph" style:parent-style-name="Standard">
      <style:paragraph-properties style:text-autospace="none"/>
      <style:text-properties style:use-window-font-color="true" fo:font-size="10pt" fo:language="none" fo:country="none" style:font-size-asian="10pt" style:font-size-complex="10pt"/>
    </style:style>
    <style:style style:name="P5" style:family="paragraph" style:parent-style-name="Standard">
      <style:paragraph-properties style:text-autospace="none"/>
    </style:style>
    <style:style style:name="P6" style:family="paragraph" style:parent-style-name="Standard">
      <style:paragraph-properties style:text-autospace="none"/>
    </style:style>
    <style:style style:name="P7" style:family="paragraph" style:parent-style-name="Standard">
      <style:paragraph-properties style:text-autospace="none"/>
    </style:style>
    <style:style style:name="P8" style:family="paragraph" style:parent-style-name="Standard">
      <style:paragraph-properties style:text-autospace="none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11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12" style:family="paragraph" style:parent-style-name="Standard">
      <style:paragraph-properties style:text-autospace="none"/>
    </style:style>
    <style:style style:name="T1" style:family="text">
      <style:text-properties fo:color="#0000ff" fo:font-size="10pt" fo:language="none" fo:country="none" style:font-size-asian="10pt" style:font-size-complex="10pt"/>
    </style:style>
    <style:style style:name="T2" style:family="text">
      <style:text-properties style:use-window-font-color="true" fo:font-size="10pt" fo:language="none" fo:country="none" style:font-size-asian="10pt" style:font-size-complex="10pt"/>
    </style:style>
    <style:style style:name="T3" style:family="text">
      <style:text-properties style:use-window-font-color="true" fo:language="none" fo:country="none"/>
    </style:style>
    <style:style style:name="T4" style:family="text">
      <style:text-properties fo:color="#808080" fo:font-size="10pt" fo:language="none" fo:country="none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lter</text:span><text:span text:style-name="T2"> </text:span><text:span text:style-name="T1">table</text:span><text:span text:style-name="T2"> dbo</text:span><text:span text:style-name="T4">.</text:span><text:span text:style-name="T2">[Transfers] </text:span><text:span text:style-name="T1">add</text:span><text:span text:style-name="T2"> </text:span><text:span text:style-name="T1">constraint</text:span></text:p>
      <text:p text:style-name="P1"><text:span text:style-name="T2"><text:tab/>FK_Transfers_AccountsSource </text:span><text:span text:style-name="T1">foreign</text:span><text:span text:style-name="T2"> </text:span><text:span text:style-name="T1">key</text:span><text:span text:style-name="T2"> </text:span><text:span text:style-name="T4">(</text:span><text:span text:style-name="T2">SourceAccountId</text:span><text:span text:style-name="T4">)</text:span><text:span text:style-name="T2"> </text:span><text:span text:style-name="T1">references</text:span><text:span text:style-name="T2"> dbo</text:span><text:span text:style-name="T4">.</text:span><text:span text:style-name="T2">[Accounts] </text:span><text:span text:style-name="T4">(</text:span><text:span text:style-name="T2">Id</text:span><text:span text:style-name="T4">)</text:span></text:p>
      <text:p text:style-name="P1"><text:span text:style-name="T2"><text:tab/></text:span><text:span text:style-name="T1">on</text:span><text:span text:style-name="T2"> </text:span><text:span text:style-name="T1">update</text:span><text:span text:style-name="T2"> </text:span><text:span text:style-name="T1">no</text:span><text:span text:style-name="T2"> </text:span><text:span text:style-name="T1">action</text:span></text:p>
      <text:p text:style-name="P1"><text:span text:style-name="T2"><text:tab/></text:span><text:span text:style-name="T1">on</text:span><text:span text:style-name="T2"> </text:span><text:span text:style-name="T1">delete</text:span><text:span text:style-name="T2"> </text:span><text:span text:style-name="T1">no</text:span><text:span text:style-name="T2"> </text:span><text:span text:style-name="T1">action</text:span></text:p>
      <text:p text:style-name="P4"/>
      <text:p text:style-name="P1"><text:span text:style-name="T1">alter</text:span><text:span text:style-name="T2"> </text:span><text:span text:style-name="T1">table</text:span><text:span text:style-name="T2"> dbo</text:span><text:span text:style-name="T4">.</text:span><text:span text:style-name="T2">[Transfers] </text:span><text:span text:style-name="T1">add</text:span><text:span text:style-name="T2"> </text:span><text:span text:style-name="T1">constraint</text:span></text:p>
      <text:p text:style-name="P1"><text:span text:style-name="T2"><text:tab/>FK_Transfers_AccountsTarget </text:span><text:span text:style-name="T1">foreign</text:span><text:span text:style-name="T2"> </text:span><text:span text:style-name="T1">key</text:span><text:span text:style-name="T2"> </text:span><text:span text:style-name="T4">(</text:span><text:span text:style-name="T2">TargetAccountId</text:span><text:span text:style-name="T4">)</text:span><text:span text:style-name="T2"> </text:span><text:span text:style-name="T1">references</text:span><text:span text:style-name="T2"> dbo</text:span><text:span text:style-name="T4">.</text:span><text:span text:style-name="T2">[Accounts] </text:span><text:span text:style-name="T4">(</text:span><text:span text:style-name="T2">Id</text:span><text:span text:style-name="T4">)</text:span></text:p>
      <text:p text:style-name="P1"><text:span text:style-name="T2"><text:tab/></text:span><text:span text:style-name="T1">on</text:span><text:span text:style-name="T2"> </text:span><text:span text:style-name="T1">update</text:span><text:span text:style-name="T2"> </text:span><text:span text:style-name="T1">no</text:span><text:span text:style-name="T2"> </text:span><text:span text:style-name="T1">action</text:span></text:p>
      <text:p text:style-name="P1"><text:span text:style-name="T2"><text:tab/></text:span><text:span text:style-name="T1">on</text:span><text:span text:style-name="T2"> </text:span><text:span text:style-name="T1">delete</text:span><text:span text:style-name="T2"> </text:span><text:span text:style-name="T1">no</text:span><text:span text:style-name="T2"> </text:span><text:span text:style-name="T1">action</text:span></text:p>
      <text:p text:style-name="P1"><text:span text:style-name="T2"/></text:p>
      <text:p text:style-name="P10"><text:span text:style-name="T3">These two constraints contains “no action” as there is no way to create both of them with cascade.</text:span></text:p>
      <text:p text:style-name="P10"><text:span text:style-name="T3">Therefore Transfers should be deleted first on business logic level. Accounts should be deleted only after tha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12-06T13:26:28</meta:creation-date>
    <dc:creator>Max Korenkov</dc:creator>
    <dc:date>2007-12-06T13:31:18</dc:date>
    <dc:language>en-US</dc:language>
    <meta:editing-cycles>2</meta:editing-cycles>
    <meta:editing-duration>PT4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83" meta:character-count="552"/>
  </office:meta>
</office:document-meta>
</file>